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5.665cm" style:use-optimal-column-width="false"/>
    </style:style>
    <style:style style:name="co2" style:family="table-column">
      <style:table-column-properties style:column-width="3.629cm" style:use-optimal-column-width="false"/>
    </style:style>
    <style:style style:name="co3" style:family="table-column">
      <style:table-column-properties style:column-width="3.998cm" style:use-optimal-column-width="false"/>
    </style:style>
    <style:style style:name="co4" style:family="table-column">
      <style:table-column-properties style:column-width="4.977cm" style:use-optimal-column-width="false"/>
    </style:style>
    <style:style style:name="co5" style:family="table-column">
      <style:table-column-properties style:column-width="2.48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paragraph-properties fo:margin-left="0cm" fo:margin-right="0cm" fo:line-height="150%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Courier New'" style:font-family-generic="modern" style:font-pitch="fixed" fo:font-size="18pt" style:font-size-asian="18pt" style:font-size-complex="18pt"/>
    </style:style>
    <style:style style:name="T5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628cc6" fo:font-family="'DejaVu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4c4c4c" fo:font-family="'DejaVu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628cc6" fo:font-family="'DejaVu Serif'" style:font-family-generic="roman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Criação de Class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1cm" svg:y="2.9cm">
          <draw:text-box>
            <text:list text:style-name="L1">
              <text:list-item>
                <text:p text:style-name="P6"><text:span text:style-name="T3"><text:s/></text:span><text:span text:style-name="T3">Saber criar uma classe com todos os seus component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1" draw:text-style-name="P1" draw:layer="layout" svg:width="18.805cm" svg:height="1.905cm" svg:x="8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155cm" svg:height="1.153cm" svg:x="3.446cm" svg:y="2.281cm">
          <draw:text-box>
            <text:p text:style-name="P2"><text:span text:style-name="T2">Atribut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2.5cm" svg:height="8.89cm" svg:x="2.7cm" svg:y="9.525cm">
          <draw:text-box>
            <text:p text:style-name="P6"><text:span text:style-name="T3">Definem as características dos objectos.</text:span></text:p>
            <text:p text:style-name="P6"><text:span text:style-name="T3"/></text:p>
            <text:p text:style-name="P6"><text:span text:style-name="T4">public String nome;</text:span></text:p>
            <text:p text:style-name="P6"><text:span text:style-name="T4">private int idade;</text:span></text:p>
            <text:p text:style-name="P6"><text:span text:style-name="T4">String morada;</text:span></text:p>
            <text:p text:style-name="P6"><text:span text:style-name="T3"/></text:p>
            <text:p text:style-name="P6"><text:span text:style-name="T3">&lt;</text:span><text:span text:style-name="T5">visibilidade</text:span><text:span text:style-name="T3">&gt; &lt;</text:span><text:span text:style-name="T5">tipo de dados</text:span><text:span text:style-name="T3">&gt; &lt;</text:span><text:span text:style-name="T5">nome</text:span><text:span text:style-name="T3">&gt; [= &lt;</text:span><text:span text:style-name="T5">valor inicial</text:span><text:span text:style-name="T3">&gt;]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9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2cm" svg:y="2.9cm">
          <draw:text-box>
            <text:p text:style-name="P6"><text:span text:style-name="T3"><text:s/></text:span><text:span text:style-name="T3">Criação de atributos em classes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8.805cm" svg:height="1.905cm" svg:x="8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897cm" svg:height="1.153cm" svg:x="3.446cm" svg:y="2.281cm">
          <draw:text-box>
            <text:p text:style-name="P9"><text:span text:style-name="T2">Métod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2.5cm" svg:height="8.89cm" svg:x="2.7cm" svg:y="9.525cm">
          <draw:text-box>
            <text:p text:style-name="P10"><text:span text:style-name="T3">Definem o comportamento dos objectos.</text:span></text:p>
            <text:p text:style-name="P10"><text:span text:style-name="T3"/></text:p>
            <text:p text:style-name="P10"><text:span text:style-name="T4">public String getNome() {</text:span></text:p>
            <text:p text:style-name="P10"><text:span text:style-name="T4"><text:s text:c="4"/></text:span><text:span text:style-name="T4">//...</text:span></text:p>
            <text:p text:style-name="P10"><text:span text:style-name="T4">}</text:span></text:p>
            <text:p text:style-name="P10"><text:span text:style-name="T3">&lt;</text:span><text:span text:style-name="T5">visibilidade</text:span><text:span text:style-name="T3">&gt; &lt;</text:span><text:span text:style-name="T5">tipo de dados</text:span><text:span text:style-name="T3">&gt; &lt;</text:span><text:span text:style-name="T5">nome</text:span><text:span text:style-name="T3">&gt; ([&lt;</text:span><text:span text:style-name="T5">parametros</text:span><text:span text:style-name="T3">&gt;]) {</text:span></text:p>
            <text:p text:style-name="P10"><text:span text:style-name="T3"><text:s text:c="4"/></text:span><text:span text:style-name="T3">&lt;</text:span><text:span text:style-name="T5">implementação</text:span><text:span text:style-name="T3">&gt;</text:span></text:p>
            <text:p text:style-name="P10"><text:span text:style-name="T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9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2cm" svg:y="2.9cm">
          <draw:text-box>
            <text:p text:style-name="P10"><text:span text:style-name="T3"><text:s/></text:span><text:span text:style-name="T3">Criação de métodos em classes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7.805cm" svg:height="1.905cm" svg:x="9.5cm" svg:y="14.605cm">
          <text:p/>
        </draw:rect>
        <draw:frame draw:style-name="gr3" draw:text-style-name="P5" draw:layer="layout" svg:width="5.65cm" svg:height="1.153cm" svg:x="3.446cm" svg:y="14.981cm">
          <draw:text-box>
            <text:p text:style-name="P2"><text:span text:style-name="T2">Construtor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5cm">
          <draw:text-box>
            <text:p text:style-name="P6"><text:span text:style-name="T3">Um construtor permite a criação de objectos, e caso necessário, a definição de valores iniciai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1.805cm" svg:height="1.905cm" svg:x="15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1.636cm" svg:height="1.153cm" svg:x="3.446cm" svg:y="2.281cm">
          <draw:text-box>
            <text:p text:style-name="P9"><text:span text:style-name="T2">Objectivos dos Construto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10"><text:span text:style-name="T3">Perminte obter as referências para a memória.</text:span></text:p>
            <text:p text:style-name="P10"><text:span text:style-name="T3"/></text:p>
            <text:p text:style-name="P10"><text:span text:style-name="T3">São responsáveis por criar o objecto, transformando a definição da classe em algo que podemos usar (instanciação).</text:span></text:p>
            <text:p text:style-name="P10"><text:span text:style-name="T3"/></text:p>
            <text:p text:style-name="P10"><text:span text:style-name="T3">Permitem definir valores iniciais para o estado do object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1" draw:text-style-name="P1" draw:layer="layout" svg:width="19.805cm" svg:height="1.905cm" svg:x="7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275cm" svg:height="1.153cm" svg:x="3.446cm" svg:y="2.281cm">
          <draw:text-box>
            <text:p text:style-name="P9"><text:span text:style-name="T2">Regra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10"><text:span text:style-name="T3">Podem ter qualquer acesso (atenção ao private!).</text:span></text:p>
            <text:p text:style-name="P10"><text:span text:style-name="T3"/></text:p>
            <text:p text:style-name="P10"><text:span text:style-name="T3">Não têm valor de retorno.</text:span></text:p>
            <text:p text:style-name="P10"><text:span text:style-name="T3"/></text:p>
            <text:p text:style-name="P10"><text:span text:style-name="T3">Têm sempre o nome da classe.</text:span></text:p>
            <text:p text:style-name="P10"><text:span text:style-name="T3"/></text:p>
            <text:p text:style-name="P10"><text:span text:style-name="T3">Podem existir vários, desde que tenham parâmetros diferent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5.171cm" svg:height="1.153cm" svg:x="3.446cm" svg:y="14.981cm">
          <draw:text-box>
            <text:p text:style-name="P2"><text:span text:style-name="T2">Destrutor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6"><text:span text:style-name="T3">Se o construtor cria, o destrutor destrói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2.305cm" svg:height="1.905cm" svg:x="1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1.157cm" svg:height="1.153cm" svg:x="3.446cm" svg:y="2.281cm">
          <draw:text-box>
            <text:p text:style-name="P9"><text:span text:style-name="T2">Objectivos dos Destrutor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10"><text:span text:style-name="T3">Remover algum recurso que não seja imediatamente removido pelo Garbage Collector.</text:span></text:p>
            <text:p text:style-name="P10"><text:span text:style-name="T3"/></text:p>
            <text:p text:style-name="P10"><text:span text:style-name="T3">São invocados automaticamente pelo Garbage Collector (logo não servem para remover a própria classe!).</text:span></text:p>
            <text:p text:style-name="P10"><text:span text:style-name="T3"/></text:p>
            <text:p text:style-name="P10"><text:span text:style-name="T3">Devem ser usados com cuidad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59cm" svg:height="1.153cm" svg:x="3.446cm" svg:y="2.281cm">
          <draw:text-box>
            <text:p text:style-name="P9"><text:span text:style-name="T2">Método </text:span><text:span text:style-name="T6">finaliz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10"><text:span text:style-name="T3">Os destrutores são implementados através do método </text:span><text:span text:style-name="T7">finalize</text:span><text:span text:style-name="T3">, existente em todas as classes.</text:span></text:p>
            <text:p text:style-name="P10"><text:span text:style-name="T3"/></text:p>
            <text:p text:style-name="P10"><text:span text:style-name="T3">É a única forma de se usar um destruto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9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2cm" svg:y="2.9cm">
          <draw:text-box>
            <text:p text:style-name="P10"><text:span text:style-name="T3"><text:s/></text:span><text:span text:style-name="T3">Construir classes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172cm" svg:height="1.153cm" svg:x="3.446cm" svg:y="14.981cm">
          <draw:text-box>
            <text:p text:style-name="P9"><text:span text:style-name="T2">Packag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10"><text:span text:style-name="T3">Facilitam a organização do código e a resolução de conflitos de nomenclatur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1" draw:text-style-name="P1" draw:layer="layout" svg:width="19.305cm" svg:height="1.905cm" svg:x="8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414cm" svg:height="1.153cm" svg:x="3.446cm" svg:y="2.281cm">
          <draw:text-box>
            <text:p text:style-name="P9"><text:span text:style-name="T2">O que s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10"><text:span text:style-name="T3">Pastas em disco onde os nossos ficheiros de código estão localizados.</text:span></text:p>
            <text:p text:style-name="P10"><text:span text:style-name="T3"/></text:p>
            <text:p text:style-name="P10"><text:span text:style-name="T3">Organizam os ficheiros e permitem que os nomes das classes sejam únicos, evitando conflitos no carregamento das classes pela plataforma.</text:span></text:p>
            <text:p text:style-name="P10"><text:span text:style-name="T3"/></text:p>
            <text:p text:style-name="P10"><text:span text:style-name="T3">São apenas pasta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9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2cm" svg:y="2.9cm">
          <draw:text-box>
            <text:p text:style-name="P10"><text:span text:style-name="T3"><text:s/></text:span><text:span text:style-name="T3">Organizar o código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2.805cm" svg:height="1.905cm" svg:x="14.5cm" svg:y="14.605cm">
          <text:p/>
        </draw:rect>
        <draw:frame draw:style-name="gr3" draw:text-style-name="P5" draw:layer="layout" svg:width="10.281cm" svg:height="1.153cm" svg:x="3.446cm" svg:y="14.981cm">
          <draw:text-box>
            <text:p text:style-name="P9"><text:span text:style-name="T2">Modificadores de Acess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10"><text:span text:style-name="T3">Permitem a aplicação prática da teoria de encapsulamento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>
        <office:forms form:automatic-focus="false" form:apply-design-mode="false"/>
        <draw:rect draw:style-name="gr1" draw:text-style-name="P1" draw:layer="layout" svg:width="19.305cm" svg:height="1.905cm" svg:x="8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253cm" svg:height="1.153cm" svg:x="3.446cm" svg:y="2.281cm">
          <draw:text-box>
            <text:p text:style-name="P2"><text:span text:style-name="T2">Propósit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Tornar o conceito de encapsulamento aplicável.</text:span></text:p>
            <text:p text:style-name="P6"><text:span text:style-name="T3"/></text:p>
            <text:p text:style-name="P6"><text:span text:style-name="T3">Afectam o acesso aos atributos, métodos e classes.</text:span></text:p>
            <text:p text:style-name="P6"><text:span text:style-name="T3"/></text:p>
            <text:p text:style-name="P6"><text:span text:style-name="T3">Devem ser usado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>
        <office:forms form:automatic-focus="false" form:apply-design-mode="false"/>
        <draw:rect draw:style-name="gr1" draw:text-style-name="P1" draw:layer="layout" svg:width="15.305cm" svg:height="1.905cm" svg:x="12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22cm" svg:height="1.161cm" svg:x="3.446cm" svg:y="2.281cm">
          <draw:text-box>
            <text:p text:style-name="P2"><text:span text:style-name="T2">Modificador </text:span><text:span text:style-name="T8">public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Permite o acesso completo ao recurso (classe, método ou atributo) que estão a controlar.</text:span></text:p>
            <text:p text:style-name="P6"><text:span text:style-name="T3"/></text:p>
            <text:p text:style-name="P6"><text:span text:style-name="T3">Todas as classes terão acesso completo ao recurso.</text:span></text:p>
            <text:p text:style-name="P6"><text:span text:style-name="T3"/></text:p>
            <text:p text:style-name="P6"><text:span text:style-name="T3">Não é possível controlar o acesso e impedir estrago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1">
        <office:forms form:automatic-focus="false" form:apply-design-mode="false"/>
        <draw:rect draw:style-name="gr1" draw:text-style-name="P1" draw:layer="layout" svg:width="13.805cm" svg:height="1.905cm" svg:x="13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9.693cm" svg:height="1.161cm" svg:x="3.446cm" svg:y="2.281cm">
          <draw:text-box>
            <text:p text:style-name="P2"><text:span text:style-name="T2">Modificador </text:span><text:span text:style-name="T8">protected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Permite o acesso a classes descendentes e a outras classes que estejam no mesmo package.</text:span></text:p>
            <text:p text:style-name="P6"><text:span text:style-name="T3"/></text:p>
            <text:p text:style-name="P6"><text:span text:style-name="T3">Úteis para métodos que devem ser redefinidos pelas sub-classes mas que não devem ser usados indiscriminadamente.</text:span></text:p>
            <text:p text:style-name="P6"><text:span text:style-name="T3"/></text:p>
            <text:p text:style-name="P6"><text:span text:style-name="T3">Não fazem o que é suposto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1">
        <office:forms form:automatic-focus="false" form:apply-design-mode="false"/>
        <draw:rect draw:style-name="gr1" draw:text-style-name="P1" draw:layer="layout" svg:width="15.305cm" svg:height="1.905cm" svg:x="12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2" draw:layer="layout" svg:width="7.868cm" svg:height="1.161cm" svg:x="3.446cm" svg:y="2.281cm">
          <draw:text-box>
            <text:p text:style-name="P11"><text:span text:style-name="T8">Sem Modificador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Também chamado de acesso por omissão. Permite o acesso a todas as classes no mesmo package.</text:span></text:p>
            <text:p text:style-name="P6"><text:span text:style-name="T3"/></text:p>
            <text:p text:style-name="P6"><text:span text:style-name="T3">Não permite o acesso a descendentes que estejam em packages diferent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1">
        <office:forms form:automatic-focus="false" form:apply-design-mode="false"/>
        <draw:rect draw:style-name="gr1" draw:text-style-name="P1" draw:layer="layout" svg:width="15.305cm" svg:height="1.905cm" svg:x="12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558cm" svg:height="1.161cm" svg:x="3.446cm" svg:y="2.281cm">
          <draw:text-box>
            <text:p text:style-name="P2"><text:span text:style-name="T2">Modificador </text:span><text:span text:style-name="T8">privat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Remove todo e qualquer acesso, ficando o recurso visível apenas à própria classe/objecto que o define.</text:span></text:p>
            <text:p text:style-name="P6"><text:span text:style-name="T3"/></text:p>
            <text:p text:style-name="P6"><text:span text:style-name="T3">Deve ser usado em todos os atributos e em métodos que digam respeito ao comportamento interno do objecto.</text:span></text:p>
            <text:p text:style-name="P6"><text:span text:style-name="T3"/></text:p>
            <text:p text:style-name="P6"><text:span text:style-name="T3">Começar sempre por est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1">
        <office:forms form:automatic-focus="false" form:apply-design-mode="false"/>
        <draw:rect draw:style-name="gr1" draw:text-style-name="P1" draw:layer="layout" svg:width="15.805cm" svg:height="1.905cm" svg:x="11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254cm" svg:height="1.153cm" svg:x="3.446cm" svg:y="2.281cm">
          <draw:text-box>
            <text:p text:style-name="P9"><text:span text:style-name="T2">Tabela de Acess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0.754cm" svg:height="4.859cm" svg:x="3.541cm" svg:y="9.5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">Própria</text:p>
              </table:table-cell>
              <table:table-cell>
                <text:p text:style-name="P1">Package</text:p>
              </table:table-cell>
              <table:table-cell>
                <text:p text:style-name="P1">Descendentes</text:p>
              </table:table-cell>
              <table:table-cell>
                <text:p text:style-name="P1">Outros</text:p>
              </table:table-cell>
            </table:table-row>
            <table:table-row table:style-name="ro1" table:default-cell-style-name="ce2">
              <table:table-cell table:style-name="ce1">
                <text:p>public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" table:default-cell-style-name="ce2">
              <table:table-cell table:style-name="ce1">
                <text:p>protected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</table:table-row>
            <table:table-row table:style-name="ro1" table:default-cell-style-name="ce2">
              <table:table-cell table:style-name="ce1">
                <text:p>sem modificador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private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9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2cm" svg:y="2.9cm">
          <draw:text-box>
            <text:p text:style-name="P10"><text:span text:style-name="T3"><text:s/></text:span><text:span text:style-name="T3">Encapsular correctamente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21.597cm" svg:height="8.89cm" svg:x="3.103cm" svg:y="2.9cm">
          <draw:text-box>
            <text:list text:style-name="L1">
              <text:list-item>
                <text:p text:style-name="P10"><text:span text:style-name="T3"><text:s/></text:span><text:span text:style-name="T3">Criação de atributos segue regras que já nos são familiares</text:span></text:p>
              </text:list-item>
              <text:list-item>
                <text:p text:style-name="P10"><text:span text:style-name="T3"><text:s/></text:span><text:span text:style-name="T3">Criação de métodos também, (Sem </text:span><text:span text:style-name="T5">void</text:span><text:span text:style-name="T3"> dentro de parêntesis)</text:span></text:p>
              </text:list-item>
              <text:list-item>
                <text:p text:style-name="P10"><text:span text:style-name="T3"><text:s/></text:span><text:span text:style-name="T3">Construtores úteis para criar objectos</text:span></text:p>
              </text:list-item>
              <text:list-item>
                <text:p text:style-name="P10"><text:span text:style-name="T3"><text:s/></text:span><text:span text:style-name="T3">Modificadores de acesso para controlar quem usa os recurso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74cm" svg:height="1.153cm" svg:x="3.446cm" svg:y="14.981cm">
          <draw:text-box>
            <text:p text:style-name="P2"><text:span text:style-name="T2">Conclusã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9.999cm" svg:height="8.89cm" svg:x="3.903cm" svg:y="2.9cm">
          <draw:text-box>
            <text:p text:style-name="P10"><text:span text:style-name="T3">A linguagem Java tenta que a implementação dos conceitos de POO seja o mais próxima possível da definição dos mesmo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7</meta:editing-cycles>
    <meta:editing-duration>PT04H06M13S</meta:editing-duration>
    <meta:initial-creator>Sérgio Lopes </meta:initial-creator>
    <dc:date>2010-12-14T18:36:44</dc:date>
    <dc:creator>Sérgio Lopes </dc:creator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